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14fe4c">
      <style:text-properties style:text-position="super"/>
    </style:style>
    <style:style style:family="text" style:name="aedcbdc">
      <style:text-properties fo:color="#FF0000" style:text-position="super"/>
    </style:style>
    <style:style style:family="text" style:name="ab9e46d">
      <style:text-properties fo:color="#00FF00"/>
    </style:style>
    <style:style style:family="text" style:name="a6f45f2">
      <style:text-properties fo:color="#00FF00"/>
    </style:style>
    <style:style style:family="text" style:name="a191cdb">
      <style:text-properties fo:color="#00FF00"/>
    </style:style>
    <style:style style:family="text" style:name="ae00ae8">
      <style:text-properties fo:color="#00FF00"/>
    </style:style>
    <style:style style:family="text" style:name="a1fc9f7">
      <style:text-properties style:text-position="super"/>
    </style:style>
    <style:style style:family="text" style:name="a34ef08">
      <style:text-properties fo:color="#FF0000"/>
    </style:style>
    <style:style style:family="text" style:name="a7a9f2c">
      <style:text-properties fo:color="#00FF00"/>
    </style:style>
    <style:style style:family="text" style:name="a614b51">
      <style:text-properties fo:color="#00FF00"/>
    </style:style>
    <style:style style:family="text" style:name="a852c98">
      <style:text-properties fo:color="#00FF00"/>
    </style:style>
    <style:style style:family="text" style:name="a3774eb">
      <style:text-properties fo:color="#FF0000" style:text-position="super"/>
    </style:style>
    <style:style style:family="text" style:name="a3004e2">
      <style:text-properties fo:color="#00FF00"/>
    </style:style>
    <style:style style:family="text" style:name="a0f97af">
      <style:text-properties fo:color="#FF0000"/>
    </style:style>
    <style:style style:family="text" style:name="a7b792f">
      <style:text-properties fo:color="#00FF00"/>
    </style:style>
    <style:style style:family="text" style:name="a1a5b0f">
      <style:text-properties fo:color="#00FF00"/>
    </style:style>
    <style:style style:family="text" style:name="aa80049">
      <style:text-properties style:text-position="super"/>
    </style:style>
    <style:style style:family="text" style:name="a019f7e">
      <style:text-properties fo:color="#FF0000"/>
    </style:style>
    <style:style style:family="text" style:name="a49a37f">
      <style:text-properties fo:color="#FF0000"/>
    </style:style>
    <style:style style:family="text" style:name="a6295f7">
      <style:text-properties fo:color="#00FF00"/>
    </style:style>
    <style:style style:family="text" style:name="a8a3cd9">
      <style:text-properties fo:color="#00FF00"/>
    </style:style>
    <style:style style:family="text" style:name="a58b26d">
      <style:text-properties fo:color="#FF0000"/>
    </style:style>
    <style:style style:family="text" style:name="a8c2f94">
      <style:text-properties fo:color="#00FF00"/>
    </style:style>
    <style:style style:family="text" style:name="a63c527">
      <style:text-properties fo:color="#00FF00"/>
    </style:style>
    <style:style style:family="text" style:name="aadcd0b">
      <style:text-properties fo:color="#FF0000"/>
    </style:style>
    <style:style style:family="text" style:name="a5c1e69">
      <style:text-properties fo:color="#00FF00"/>
    </style:style>
    <style:style style:family="text" style:name="a720d81">
      <style:text-properties/>
    </style:style>
    <style:style style:family="text" style:name="a6142db">
      <style:text-properties fo:color="#FF0000"/>
    </style:style>
    <style:style style:family="text" style:name="ac6e574">
      <style:text-properties fo:color="#00FF00"/>
    </style:style>
    <style:style style:family="text" style:name="a01a68b">
      <style:text-properties fo:color="#FF0000"/>
    </style:style>
    <style:style style:family="text" style:name="ae98d65">
      <style:text-properties fo:color="#00FF00"/>
    </style:style>
    <style:style style:family="text" style:name="a975f99">
      <style:text-properties fo:color="#FF0000"/>
    </style:style>
    <style:style style:family="text" style:name="a16cb3e">
      <style:text-properties fo:color="#00FF00"/>
    </style:style>
    <style:style style:family="text" style:name="a9e08c8">
      <style:text-properties fo:color="#FF0000"/>
    </style:style>
    <style:style style:family="text" style:name="ac5f1c9">
      <style:text-properties fo:color="#FF0000"/>
    </style:style>
    <style:style style:family="text" style:name="ac45f90">
      <style:text-properties fo:color="#00FF00"/>
    </style:style>
    <style:style style:family="text" style:name="a4a1be1">
      <style:text-properties/>
    </style:style>
    <style:style style:family="text" style:name="aa7c879">
      <style:text-properties fo:color="#FF0000"/>
    </style:style>
    <style:style style:family="text" style:name="a336646">
      <style:text-properties fo:color="#FF0000"/>
    </style:style>
    <style:style style:family="text" style:name="a840fc3">
      <style:text-properties fo:color="#FF0000"/>
    </style:style>
    <style:style style:family="text" style:name="aaad43e">
      <style:text-properties fo:color="#00FF00"/>
    </style:style>
    <style:style style:family="text" style:name="afdb3b0">
      <style:text-properties fo:color="#FF0000" style:text-position="super"/>
    </style:style>
    <style:style style:family="text" style:name="ab46080">
      <style:text-properties fo:color="#00FF00"/>
    </style:style>
    <style:style style:family="text" style:name="a640903">
      <style:text-properties fo:color="#00FF00"/>
    </style:style>
    <style:style style:family="text" style:name="adcbcf7">
      <style:text-properties fo:color="#00FF00"/>
    </style:style>
    <style:style style:family="text" style:name="a01d95f">
      <style:text-properties fo:color="#FF0000"/>
    </style:style>
    <style:style style:family="text" style:name="a60b16f">
      <style:text-properties style:text-position="super"/>
    </style:style>
    <style:style style:family="text" style:name="a01f6c4">
      <style:text-properties fo:color="#FF0000"/>
    </style:style>
    <style:style style:family="text" style:name="a84222a">
      <style:text-properties fo:color="#00FF00"/>
    </style:style>
    <style:style style:family="text" style:name="a10e648">
      <style:text-properties fo:color="#00FF00"/>
    </style:style>
    <style:style style:family="text" style:name="a33ccfb">
      <style:text-properties fo:color="#FF0000"/>
    </style:style>
    <style:style style:family="text" style:name="ac877b4">
      <style:text-properties fo:color="#FF0000" style:text-position="super"/>
    </style:style>
    <style:style style:family="text" style:name="a77fc68">
      <style:text-properties fo:color="#00FF00"/>
    </style:style>
    <style:style style:family="text" style:name="a6d1ec9">
      <style:text-properties fo:color="#FF0000"/>
    </style:style>
    <style:style style:family="text" style:name="ae50ddf">
      <style:text-properties fo:color="#00FF00"/>
    </style:style>
    <style:style style:family="text" style:name="afa6e2e">
      <style:text-properties fo:color="#FF0000"/>
    </style:style>
    <style:style style:family="text" style:name="a79f111">
      <style:text-properties style:text-position="super"/>
    </style:style>
    <style:style style:family="text" style:name="a9b6b70">
      <style:text-properties fo:color="#FF0000"/>
    </style:style>
    <style:style style:family="text" style:name="a09fbed">
      <style:text-properties fo:color="#FF0000"/>
    </style:style>
    <style:style style:family="text" style:name="aafd674">
      <style:text-properties fo:color="#00FF00"/>
    </style:style>
    <style:style style:family="text" style:name="adfcfec">
      <style:text-properties fo:color="#FF0000"/>
    </style:style>
    <style:style style:family="text" style:name="a702e5d">
      <style:text-properties fo:color="#FF0000"/>
    </style:style>
    <style:style style:family="text" style:name="a1fda8b">
      <style:text-properties fo:color="#00FF00"/>
    </style:style>
    <style:style style:family="text" style:name="a3278bc">
      <style:text-properties fo:color="#00FF00"/>
    </style:style>
    <style:style style:family="text" style:name="a237423">
      <style:text-properties fo:color="#FF0000"/>
    </style:style>
    <style:style style:family="text" style:name="aa0d77c">
      <style:text-properties fo:color="#FF0000"/>
    </style:style>
    <style:style style:family="text" style:name="a8f0596">
      <style:text-properties/>
    </style:style>
    <style:style style:family="text" style:name="acc0d0d">
      <style:text-properties fo:color="#FF0000"/>
    </style:style>
    <style:style style:family="text" style:name="aef2e77">
      <style:text-properties fo:color="#00FF00"/>
    </style:style>
    <style:style style:family="text" style:name="a9e6d88">
      <style:text-properties fo:color="#FF0000"/>
    </style:style>
    <style:style style:family="text" style:name="ac7e289">
      <style:text-properties fo:color="#FF0000"/>
    </style:style>
    <style:style style:family="text" style:name="a92a6f3">
      <style:text-properties fo:color="#FF0000"/>
    </style:style>
    <style:style style:family="text" style:name="af61ee0">
      <style:text-properties fo:color="#00FF00"/>
    </style:style>
    <style:style style:family="text" style:name="ac481e0">
      <style:text-properties fo:color="#FF0000"/>
    </style:style>
    <style:style style:family="text" style:name="a3e6bf5">
      <style:text-properties fo:color="#FF0000"/>
    </style:style>
    <style:style style:family="text" style:name="a137ef5">
      <style:text-properties fo:color="#FF0000"/>
    </style:style>
    <style:style style:family="text" style:name="ab92365">
      <style:text-properties fo:color="#FF0000"/>
    </style:style>
    <style:style style:family="text" style:name="a87452e">
      <style:text-properties fo:color="#FF0000"/>
    </style:style>
    <style:style style:family="text" style:name="a469d4a">
      <style:text-properties fo:color="#FF0000"/>
    </style:style>
    <style:style style:family="text" style:name="ae76fe3">
      <style:text-properties fo:color="#FF0000"/>
    </style:style>
  </office:automatic-styles>
  <office:body>
    <office:text>
      <text:p>TEST ALL INNER AND OUTER SPAN COMBINATIONS</text:p>
      <text:p>There are the binar flags: OuterHasTemplate OuterHasAuto InnerHasTemplate InnerHasAuto</text:p>
      <text:p>00: <text:span text:style-name="ae76fe3">"outer:parent italic"</text:span> <text:span text:style-name="a469d4a">"outer:auto super"</text:span> <text:span text:style-name="a87452e">"inner:parent backg."</text:span> <text:span text:style-name="ab92365">"inner:auto red"</text:span></text:p>
      <text:p><text:s/>normal<text:s/><text:line-break/></text:p>
      <text:p>01: <text:span text:style-name="a137ef5">"outer:parent italic"</text:span> <text:span text:style-name="a3e6bf5">"outer:auto super"</text:span> <text:span text:style-name="ac481e0">"inner:parent backg."</text:span> <text:span text:style-name="af61ee0">"inner:auto red"</text:span></text:p>
      <text:p><text:span text:style-name="a92a6f3"><text:s/>red<text:s/></text:span><text:line-break/></text:p>
      <text:p>02: <text:span text:style-name="ac7e289">"outer:parent italic"</text:span> <text:span text:style-name="a9e6d88">"outer:auto super"</text:span> <text:span text:style-name="aef2e77">"inner:parent backg."</text:span> <text:span text:style-name="acc0d0d">"inner:auto red"</text:span></text:p>
      <text:p><text:span text:style-name="a8f0596"><text:s/>yellow background<text:s/></text:span><text:line-break/></text:p>
      <text:p>03: <text:span text:style-name="aa0d77c">"outer:parent italic"</text:span> <text:span text:style-name="a237423">"outer:auto super"</text:span> <text:span text:style-name="a3278bc">"inner:parent backg."</text:span> <text:span text:style-name="a1fda8b">"inner:auto red"</text:span></text:p>
      <text:p><text:span text:style-name="a702e5d"><text:s/>yellow background and red color<text:s/></text:span><text:line-break/></text:p>
      <text:p>04: <text:span text:style-name="adfcfec">"outer:parent italic"</text:span> <text:span text:style-name="aafd674">"outer:auto super"</text:span> <text:span text:style-name="a09fbed">"inner:parent backg."</text:span> <text:span text:style-name="a9b6b70">"inner:auto red"</text:span></text:p>
      <text:p><text:span text:style-name="a79f111"><text:s/>super<text:s/></text:span><text:line-break/></text:p>
      <text:p>05: <text:span text:style-name="afa6e2e">"outer:parent italic"</text:span> <text:span text:style-name="ae50ddf">"outer:auto super"</text:span> <text:span text:style-name="a6d1ec9">"inner:parent backg."</text:span> <text:span text:style-name="a77fc68">"inner:auto red"</text:span></text:p>
      <text:p><text:span text:style-name="ac877b4"><text:s/>super and red<text:s/></text:span><text:line-break/></text:p>
      <text:p>06: <text:span text:style-name="a33ccfb">"outer:parent italic"</text:span> <text:span text:style-name="a10e648">"outer:auto super"</text:span> <text:span text:style-name="a84222a">"inner:parent backg."</text:span> <text:span text:style-name="a01f6c4">"inner:auto red"</text:span></text:p>
      <text:p><text:span text:style-name="a60b16f"><text:s/>super and yellow background<text:s/></text:span><text:line-break/></text:p>
      <text:p>07: <text:span text:style-name="a01d95f">"outer:parent italic"</text:span> <text:span text:style-name="adcbcf7">"outer:auto super"</text:span> <text:span text:style-name="a640903">"inner:parent backg."</text:span> <text:span text:style-name="ab46080">"inner:auto red"</text:span></text:p>
      <text:p><text:span text:style-name="afdb3b0"><text:s/>super, yellow background and red<text:s/></text:span><text:line-break/></text:p>
      <text:p>08: <text:span text:style-name="aaad43e">"outer:parent italic"</text:span> <text:span text:style-name="a840fc3">"outer:auto super"</text:span> <text:span text:style-name="a336646">"inner:parent backg."</text:span> <text:span text:style-name="aa7c879">"inner:auto red"</text:span></text:p>
      <text:p><text:span text:style-name="a4a1be1"><text:s/>italic<text:s/></text:span><text:line-break/></text:p>
      <text:p>09: <text:span text:style-name="ac45f90">"outer:parent italic"</text:span> <text:span text:style-name="ac5f1c9">"outer:auto super"</text:span> <text:span text:style-name="a9e08c8">"inner:parent backg."</text:span> <text:span text:style-name="a16cb3e">"inner:auto red"</text:span></text:p>
      <text:p><text:span text:style-name="a975f99"><text:s/>italic and red<text:s/></text:span><text:line-break/></text:p>
      <text:p>10: <text:span text:style-name="ae98d65">"outer:parent italic"</text:span> <text:span text:style-name="a01a68b">"outer:auto super"</text:span> <text:span text:style-name="ac6e574">"inner:parent backg."</text:span> <text:span text:style-name="a6142db">"inner:auto red"</text:span></text:p>
      <text:p><text:span text:style-name="a720d81"><text:s/>italic and yellow background<text:s/></text:span><text:line-break/></text:p>
      <text:p>11: <text:span text:style-name="a5c1e69">"outer:parent italic"</text:span> <text:span text:style-name="aadcd0b">"outer:auto super"</text:span> <text:span text:style-name="a63c527">"inner:parent backg."</text:span> <text:span text:style-name="a8c2f94">"inner:auto red"</text:span></text:p>
      <text:p><text:span text:style-name="a58b26d"><text:s/>italic, yellow background and red<text:s/></text:span><text:line-break/></text:p>
      <text:p>12: <text:span text:style-name="a8a3cd9">"outer:parent italic"</text:span> <text:span text:style-name="a6295f7">"outer:auto super"</text:span> <text:span text:style-name="a49a37f">"inner:parent backg."</text:span> <text:span text:style-name="a019f7e">"inner:auto red"</text:span></text:p>
      <text:p><text:span text:style-name="aa80049"><text:s/>italic and super<text:s/></text:span><text:line-break/></text:p>
      <text:p>13: <text:span text:style-name="a1a5b0f">"outer:parent italic"</text:span> <text:span text:style-name="a7b792f">"outer:auto super"</text:span> <text:span text:style-name="a0f97af">"inner:parent backg."</text:span> <text:span text:style-name="a3004e2">"inner:auto red"</text:span></text:p>
      <text:p><text:span text:style-name="a3774eb"><text:s/>italic, super and red<text:s/></text:span><text:line-break/></text:p>
      <text:p>14: <text:span text:style-name="a852c98">"outer:parent italic"</text:span> <text:span text:style-name="a614b51">"outer:auto super"</text:span> <text:span text:style-name="a7a9f2c">"inner:parent backg."</text:span> <text:span text:style-name="a34ef08">"inner:auto red"</text:span></text:p>
      <text:p><text:span text:style-name="a1fc9f7"><text:s/>italic, super and yellow background<text:s/></text:span><text:line-break/></text:p>
      <text:p>15: <text:span text:style-name="ae00ae8">"outer:parent italic"</text:span> <text:span text:style-name="a191cdb">"outer:auto super"</text:span> <text:span text:style-name="a6f45f2">"inner:parent backg."</text:span> <text:span text:style-name="ab9e46d">"inner:auto red"</text:span></text:p>
      <text:p><text:span text:style-name="aedcbdc"><text:s/>italic, super, yellow background and red<text:s/></text:span><text:line-break/></text:p>
      <text:p>Three styles: Courier, sub, super (outer to inner):<text:span text:style-name="a14fe4c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  <office:styles>
    <style:style style:family="text" style:name="BACKGROUND_YELLOW" style:parent-style-name="default_character_style">
      <style:text-properties fo:background-color="#FFFF00"/>
    </style:style>
    <style:style style:family="text" style:name="BLUE" style:parent-style-name="default_character_style">
      <style:text-properties fo:background-color="#0000FF"/>
    </style:style>
    <style:style style:family="text" style:name="BOLD" style:parent-style-name="default_character_style">
      <style:text-properties fo:font-weight="bold" style:font-weight-asian="bold"/>
    </style:style>
    <style:style style:family="text" style:name="ITALIC" style:parent-style-name="default_character_style">
      <style:text-properties fo:font-style="italic" style:font-style-asian="italic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9</dc:date>
    <meta:editing-cycles>2</meta:editing-cycles>
    <meta:editing-duration>PT0.134S</meta:editing-duration>
  </office:meta>
</office:document-meta>
</file>